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color="#808080" fo:language="en" fo:country="US" style:language-asian="zxx" style:country-asian="none" style:language-complex="zxx" style:country-complex="none"/>
    </style:style>
    <style:style style:name="P2" style:family="paragraph" style:parent-style-name="Preformatted_20_Text">
      <style:text-properties fo:color="#000000" fo:language="en" fo:country="US" style:language-asian="zxx" style:country-asian="none" style:language-complex="zxx" style:country-complex="none"/>
    </style:style>
    <style:style style:name="P3" style:family="paragraph" style:parent-style-name="Preformatted_20_Text">
      <style:text-properties fo:language="en" fo:country="US" style:language-asian="zxx" style:country-asian="none" style:language-complex="zxx" style:country-complex="none"/>
    </style:style>
    <style:style style:name="P4" style:family="paragraph" style:parent-style-name="Preformatted_20_Text">
      <style:text-properties fo:font-size="20pt" fo:language="en" fo:country="US" fo:font-weight="bold" style:language-asian="zxx" style:country-asian="none" style:language-complex="zxx" style:country-complex="none"/>
    </style:style>
    <style:style style:name="P5" style:family="paragraph" style:parent-style-name="Preformatted_20_Text" style:master-page-name="">
      <style:paragraph-properties style:page-number="auto"/>
      <style:text-properties fo:color="#009999" fo:language="en" fo:country="US" fo:background-color="transparent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`- trammel/bar -</text:p>
      <text:p text:style-name="P3"/>
      <text:p text:style-name="P3">You step into a pristine bar. <text:s/>It is well-lit, clean-smelling, and all of the chairs and tables are neatly aligned. <text:s/>Yet the only person in here is a man who stands vigilant at the counter. <text:s/>He considers you, but he seems to be waiting for you to speak to him.</text:p>
      <text:p text:style-name="P3"/>
      <text:p text:style-name="P5">-- This seems a fairly well-kept bar. (increase standing with Oliver)</text:p>
      <text:p text:style-name="P3"/>
      <text:p text:style-name="P3">OLIVER: "Why thank you young &lt;gender ? "lady" : "man"&gt;, I do take pride in keeping this place ship shape." <text:s/>He extends a hand towards you and you shake it. <text:s/>"I am Oliver the bartender. <text:s/>'Tis a pleasure to meet you."</text:p>
      <text:p text:style-name="P3"/>
      <text:p text:style-name="P5">-- "&lt;player_name&gt;, Likewise" OR Grunt in affirmation.</text:p>
      <text:p text:style-name="P1"/>
      <text:p text:style-name="P3">"What can I do for you today?"</text:p>
      <text:p text:style-name="P3"/>
      <text:p text:style-name="P5">-- With a bar this tidy, why are there no customers?</text:p>
      <text:p text:style-name="P3"/>
      <text:p text:style-name="P3">OLIVER: "I am not certain why,” he says thoughtfully. <text:s/>“But Patrick believes they'll come eventually. <text:s/>We just have to wait a bit longer.”</text:p>
      <text:p text:style-name="P3"/>
      <text:p text:style-name="P5">-- Who is Patrick?</text:p>
      <text:p text:style-name="P3"/>
      <text:p text:style-name="P3">OLIVER: “He is my brother. <text:s/>Wonderful fellow. <text:s/>He would love for you to go talk to him. <text:s/>Always has something cooking on the front burner if you know what I mean.” <text:s/>Oliver winks at you.</text:p>
      <text:p text:style-name="P3"/>
      <text:p text:style-name="P5">-- I was hoping for information.</text:p>
      <text:p text:style-name="P1"/>
      <text:p text:style-name="P2">OLIVER: "I suppose I might be able to help you with that."</text:p>
      <text:p text:style-name="P2"/>
      <text:p text:style-name="P5">-- What can you tell me about Power Mountain?</text:p>
      <text:p text:style-name="P2"/>
      <text:p text:style-name="P2">OLIVER: “As much as anybody else can. <text:s/>It's a cave deep in the Guile Forest and across the Misted Plains where some magical force exists that keeps this world moving.” <text:s/>He pauses to consider. <text:s/>“At least that's what I have been told. Never been there myself.”</text:p>
      <text:p text:style-name="P2"/>
      <text:p text:style-name="P5">-- Have you ever heard of somebody named “Mr. Spectre?”</text:p>
      <text:p text:style-name="P2"/>
      <text:p text:style-name="P2">OLIVER: “Spectre?” he asks. <text:s/>“No never heard of 'im.”</text:p>
      <text:p text:style-name="P2"/>
      <text:p text:style-name="P5">-- Where does Conscience live?</text:p>
      <text:p text:style-name="P2"/>
      <text:p text:style-name="P2">OLIVER: “As far as I know, she lives by the Town Hall. <text:s/>Don't know exactly where though, I don't really keep tabs on her; not worth the effort.” <text:s/>He seems disinterested in the subject.</text:p>
      <text:p text:style-name="P2"/>
      <text:p text:style-name="P5">-- Leave</text:p>
      <text:p text:style-name="P3"/>
      <text:p text:style-name="P3">OLIVER: “Thanks for stopping by.”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49M58S</meta:editing-duration>
    <meta:editing-cycles>25</meta:editing-cycles>
    <meta:generator>OpenOffice/4.1.1$Win32 OpenOffice.org_project/411m6$Build-9775</meta:generator>
    <dc:date>2016-04-03T11:04:52.82</dc:date>
    <meta:document-statistic meta:table-count="0" meta:image-count="0" meta:object-count="0" meta:page-count="1" meta:paragraph-count="20" meta:word-count="330" meta:character-count="1792"/>
    <meta:user-defined meta:name="Info 1"/>
    <meta:user-defined meta:name="Info 2"/>
    <meta:user-defined meta:name="Info 3"/>
    <meta:user-defined meta:name="Info 4"/>
  </office:meta>
</office:document-meta>
</file>